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9.544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1" style:family="paragraph">
      <style:paragraph-properties fo:margin-left="0.254cm" fo:margin-right="0.254cm" fo:margin-top="0cm" fo:margin-bottom="0cm" fo:text-align="start" fo:text-indent="0cm"/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FreeMono" fo:font-size="26pt" style:font-size-asian="26pt" style:font-size-complex="26pt"/>
    </style:style>
    <style:style style:name="T24" style:family="text">
      <style:text-properties style:font-name="FreeMono" fo:font-size="24pt" style:font-size-asian="24pt" style:font-size-complex="24pt"/>
    </style:style>
    <style:style style:name="T25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0.101cm" svg:height="19.544cm" svg:x="1.066cm" svg:y="0.98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2.forca <text:s text:c="6"/>= 13;</text:span></text:p>
            <text:p text:style-name="P6"><text:span text:style-name="T21"><text:s text:c="4"/></text:span><text:span text:style-name="T21">p2.energia <text:s text:c="4"/>= 150;</text:span></text:p>
            <text:p text:style-name="P6"><text:span text:style-name="T21"><text:s text:c="4"/></text:span><text:span text:style-name="T21">p2.experiencia = 200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2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 relacionada ao seu projeto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<text:span text:style-name="T11">struct</text:span> que contenha outra <text:span text:style-name="T11">struct</text:span>.</text:p>
                <text:list>
                  <text:list-item>
                    <text:p xml:id="id33" text:id="id33">Seja criativo!</text:p>
                  </text:list-item>
                </text:list>
              </text:list-item>
              <text:list-item>
                <text:p xml:id="id34" text:id="id34">Crie uma função <text:span text:style-name="T11">preenche2</text:span> que recebe um ponteiro para o novo tipo criado e leia os campos para a variável passada.</text:p>
                <text:list>
                  <text:list-item>
                    <text:p xml:id="id35" text:id="id35"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3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3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4">struct</text:span> para representar um personagem</text:p>
                <text:list>
                  <text:list-item>
                    <text:p>A posição também deve ser uma <text:span text:style-name="T24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5"><text:s text:c="3"/></text:span><text:span text:style-name="T25">0 1 2 3 4 5 6 7 8 9</text:span></text:p>
            <text:p text:style-name="P6"><text:span text:style-name="T25"/></text:p>
            <text:p text:style-name="P6"><text:span text:style-name="T25">0 <text:s text:c="9"/>8</text:span></text:p>
            <text:p text:style-name="P6"><text:span text:style-name="T25">1 <text:s text:c="3"/>0</text:span></text:p>
            <text:p text:style-name="P6"><text:span text:style-name="T25">2 </text:span></text:p>
            <text:p text:style-name="P6"><text:span text:style-name="T25">3 <text:s text:c="13"/>3</text:span></text:p>
            <text:p text:style-name="P6"><text:span text:style-name="T25">4 </text:span></text:p>
            <text:p text:style-name="P6"><text:span text:style-name="T25">5 <text:s text:c="17"/>7</text:span></text:p>
            <text:p text:style-name="P6"><text:span text:style-name="T25">6 <text:s text:c="5"/>2</text:span></text:p>
            <text:p text:style-name="P6"><text:span text:style-name="T25">7 </text:span></text:p>
            <text:p text:style-name="P6"><text:span text:style-name="T25">8 <text:s text:c="9"/>9</text:span></text:p>
            <text:p text:style-name="P6"><text:span text:style-name="T25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6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7">Uma </text:span><text:span text:style-name="T23">Identidade</text:span><text:span text:style-name="T27"> é representada por um tipo composto por</text:span></text:p>
                    <text:p><text:span text:style-name="T17">IFP(int) </text:span><text:span text:style-name="T18">OU</text:span><text:span text:style-name="T17"> CPF(int) </text:span><text:span text:style-name="T18">OU</text:span><text:span text:style-name="T19"> DETRAN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9" draw:text-style-name="P7" draw:layer="layout" svg:width="23.6cm" svg:height="19.544cm" svg:x="1.066cm" svg:y="0.98cm">
          <draw:text-box>
            <text:p text:style-name="P11"><text:span text:style-name="T21">#</text:span><text:span text:style-name="T20">include</text:span><text:span text:style-name="T21"> &lt;stdio.h&gt;</text:span></text:p>
            <text:p text:style-name="P11"><text:span text:style-name="T21"/></text:p>
            <text:p text:style-name="P11"><text:span text:style-name="T20">union</text:span><text:span text:style-name="T21"> Identidade <text:s/>{</text:span></text:p>
            <text:p text:style-name="P11"><text:span text:style-name="T21"><text:s text:c="4"/></text:span><text:span text:style-name="T20">int</text:span><text:span text:style-name="T21"> ifp;</text:span></text:p>
            <text:p text:style-name="P11"><text:span text:style-name="T21"><text:s text:c="4"/></text:span><text:span text:style-name="T20">int</text:span><text:span text:style-name="T21"> cpf;</text:span></text:p>
            <text:p text:style-name="P11"><text:span text:style-name="T21"><text:s text:c="4"/></text:span><text:span text:style-name="T20">int</text:span><text:span text:style-name="T21"> detran;</text:span></text:p>
            <text:p text:style-name="P11"><text:span text:style-name="T21">};</text:span></text:p>
            <text:p text:style-name="P11"><text:span text:style-name="T21"/></text:p>
            <text:p text:style-name="P11"><text:span text:style-name="T20">int</text:span><text:span text:style-name="T21"> main (</text:span><text:span text:style-name="T20">void</text:span><text:span text:style-name="T21">) {</text:span></text:p>
            <text:p text:style-name="P11"><text:span text:style-name="T21"><text:s text:c="4"/></text:span><text:span text:style-name="T20">union</text:span><text:span text:style-name="T21"> Identidade i1;</text:span></text:p>
            <text:p text:style-name="P11"><text:span text:style-name="T21"><text:s text:c="4"/></text:span><text:span text:style-name="T21">i1.ifp = 117766118;</text:span></text:p>
            <text:p text:style-name="P11"><text:span text:style-name="T21"/></text:p>
            <text:p text:style-name="P11"><text:span text:style-name="T21"><text:s text:c="4"/></text:span><text:span text:style-name="T20">union</text:span><text:span text:style-name="T21"> Identidade i2;</text:span></text:p>
            <text:p text:style-name="P11"><text:span text:style-name="T21"><text:s text:c="4"/></text:span><text:span text:style-name="T21">i2.cpf = 1688833355;</text:span></text:p>
            <text:p text:style-name="P11"><text:span text:style-name="T21"/></text:p>
            <text:p text:style-name="P11"><text:span text:style-name="T21"><text:s text:c="4"/></text:span><text:span text:style-name="T20">union</text:span><text:span text:style-name="T21"> Identidade i3;</text:span></text:p>
            <text:p text:style-name="P11"><text:span text:style-name="T21"><text:s text:c="4"/></text:span><text:span text:style-name="T21">i3.detran = 555555555;</text:span></text:p>
            <text:p text:style-name="P11"><text:span text:style-name="T21"/></text:p>
            <text:p text:style-name="P11"><text:span text:style-name="T21"><text:s text:c="4"/></text:span><text:span text:style-name="T21">printf("&gt; %d %d %d\n", i1.ifp, i2.cpf, i3.detran);</text:span></text:p>
            <text:p text:style-name="P11"><text:span text:style-name="T21"/></text:p>
            <text:p text:style-name="P11"><text:span text:style-name="T21"><text:s text:c="4"/></text:span><text:span text:style-name="T20">return</text:span><text:span text:style-name="T21"> 0;</text:span></text:p>
            <text:p text:style-name="P11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5</meta:editing-cycles>
    <meta:editing-duration>P59DT1H16M23S</meta:editing-duration>
    <meta:initial-creator>chico </meta:initial-creator>
    <dc:date>2018-11-13T17:32:50.612630805</dc:date>
    <meta:document-statistic meta:object-count="1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